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1pt" style:font-size-asian="11pt" style:font-size-complex="11pt"/>
    </style:style>
    <style:style style:name="P2" style:family="paragraph" style:parent-style-name="Standard">
      <style:text-properties style:font-name="Liberation Sans" fo:font-size="11pt" officeooo:paragraph-rsid="000f899a" style:font-size-asian="11pt" style:font-size-complex="11pt"/>
    </style:style>
    <style:style style:name="P3" style:family="paragraph" style:parent-style-name="Standard">
      <style:text-properties style:font-name="Liberation Sans" fo:font-size="11pt" officeooo:paragraph-rsid="00106d79" style:font-size-asian="11pt" style:font-size-complex="11pt"/>
    </style:style>
    <style:style style:name="P4" style:family="paragraph" style:parent-style-name="Standard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Sans" fo:font-size="11pt" fo:font-weight="bold" officeooo:paragraph-rsid="000f899a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Liberation Sans" fo:font-size="11pt" fo:font-weight="bold" officeooo:paragraph-rsid="00106d79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333333" style:font-name="Liberation Sans" fo:font-size="11pt" fo:letter-spacing="normal" fo:font-style="normal" fo:font-weight="normal" style:font-size-asian="11pt" style:font-weight-asian="normal" style:font-size-complex="11pt" style:font-weight-complex="normal"/>
    </style:style>
    <style:style style:name="T2" style:family="text">
      <style:text-properties fo:font-variant="normal" fo:text-transform="none" fo:color="#333333" fo:letter-spacing="normal" fo:language="en" fo:country="US" fo:font-style="normal" fo:font-weight="normal" officeooo:rsid="000e0917" style:font-weight-asian="normal" style:font-weight-complex="normal"/>
    </style:style>
    <style:style style:name="T3" style:family="text">
      <style:text-properties fo:font-variant="normal" fo:text-transform="none" fo:color="#333333" fo:letter-spacing="normal" fo:language="en" fo:country="US" fo:font-style="normal" officeooo:rsid="000e0917"/>
    </style:style>
    <style:style style:name="T4" style:family="text">
      <style:text-properties fo:font-variant="normal" fo:text-transform="none" fo:color="#333333" fo:letter-spacing="normal" fo:language="ru" fo:country="RU" fo:font-style="normal" fo:font-weight="normal" officeooo:rsid="000d24ee" style:font-weight-asian="normal" style:font-weight-complex="normal"/>
    </style:style>
    <style:style style:name="T5" style:family="text">
      <style:text-properties fo:font-variant="normal" fo:text-transform="none" fo:color="#333333" fo:letter-spacing="normal" fo:language="ru" fo:country="RU" fo:font-style="normal" fo:font-weight="normal" officeooo:rsid="000e0917" style:font-weight-asian="normal" style:font-weight-complex="normal"/>
    </style:style>
    <style:style style:name="T6" style:family="text">
      <style:text-properties fo:font-variant="normal" fo:text-transform="none" fo:color="#333333" fo:letter-spacing="normal" fo:language="ru" fo:country="RU" fo:font-style="normal" officeooo:rsid="000d24ee"/>
    </style:style>
    <style:style style:name="T7" style:family="text">
      <style:text-properties fo:font-variant="normal" fo:text-transform="none" fo:color="#333333" fo:letter-spacing="normal" fo:language="ru" fo:country="RU" fo:font-style="normal" officeooo:rsid="000e0917"/>
    </style:style>
    <style:style style:name="T8" style:family="text">
      <style:text-properties officeooo:rsid="00106d79"/>
    </style:style>
    <style:style style:name="T9" style:family="text">
      <style:text-properties fo:language="ru" fo:country="RU" officeooo:rsid="00106d79"/>
    </style:style>
    <style:style style:name="T10" style:family="text">
      <style:text-properties fo:language="ru" fo:country="RU" officeooo:rsid="00113472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H</text:span><text:span text:style-name="T6">е использовать «-er» в именовании классов</text:span><text:span text:style-name="T7">.</text:span></text:p>
      <text:p text:style-name="Standard"><text:span text:style-name="T1">Manager, Controller, Formatter — плохие имена плохих классов. Класс должен отражать не то, </text:span><text:span text:style-name="Emphasis"><text:span text:style-name="T1">что </text:span></text:span><text:span text:style-name="T1">он делает, а то, кто он </text:span><text:span text:style-name="Emphasis"><text:span text:style-name="T1">есть</text:span></text:span><text:span text:style-name="T1">.</text:span></text:p>
      <text:p text:style-name="P1"/>
      <text:p text:style-name="P4">Один главный конструктор в классе.</text:p>
      <text:p text:style-name="P1">Все остальные конструкторы его вызвают. Так есть единый код создания объекта, который легче поддерживать.</text:p>
      <text:p text:style-name="P1"/>
      <text:p text:style-name="P4">Конструкторы не должны содержать выполняющий код.</text:p>
      <text:p text:style-name="P1">Конструкторы только создают/инициализируют объект, вся полезная работе происходит в методах.</text:p>
      <text:p text:style-name="P1"/>
      <text:p text:style-name="P4">Делайте классы как можно мельче.</text:p>
      <text:p text:style-name="P1">Инкаплируйте максимум 4 объекта. Такие классы легче поддерживать и тестировать.</text:p>
      <text:p text:style-name="P1"/>
      <text:p text:style-name="P4">Всегда используйте интерфейсы.</text:p>
      <text:p text:style-name="P2">Интерфейс — это задокументированный контракт, который класс будет выполнять. (Спорно).</text:p>
      <text:p text:style-name="P2"/>
      <text:p text:style-name="P5">Методы-билдеры именуйте существительными.</text:p>
      <text:p text:style-name="P2">Например: string content( File file ); int sum( int, int ).</text:p>
      <text:p text:style-name="P2"/>
      <text:p text:style-name="P4">Методы-манипуляторы именуйте глаголами.</text:p>
      <text:p text:style-name="P1">Например: void paint( Color color ); void write( string s ). Такие методы не должны что-то возвращать, всегда void.</text:p>
      <text:p text:style-name="P1"/>
      <text:p text:style-name="P6">Методы возвращающие булевый тип именуйте прилагательными.</text:p>
      <text:p text:style-name="P3">Например: bool empty(), bool negative().</text:p>
      <text:p text:style-name="P3"/>
      <text:p text:style-name="P4">Не используйте константы.</text:p>
      <text:p text:style-name="P1">Они добавляют связи между классами, а это плохо. Вместо констант нужно делать классы, которые имплементируют работу с этими константами. (Спорно).</text:p>
      <text:p text:style-name="P1"/>
      <text:p text:style-name="P4">Делайте объекты не изменяемыми (immutable).</text:p>
      <text:p text:style-name="P3">Такие объекты лечге поддерживать и отлаживать. Есть если объект должен изменить своё внутренне состояние, значит нужно создать и вернуть новый объект с новым внутренним состоянием. Плюсы такие:</text:p>
      <text:p text:style-name="P3"><text:tab/><text:span text:style-name="T8">- </text:span>объект всегда остайтся самим собой, нет identity mutability;</text:p>
      <text:p text:style-name="P3"><text:tab/><text:span text:style-name="T8">- </text:span>failure atomicity — ошибки не влияют на внутреннее состояние объекта, он всегда остайтся собой;</text:p>
      <text:p text:style-name="P3"><text:tab/><text:span text:style-name="T8">- </text:span>нет сайд-эффектов;</text:p>
      <text:p text:style-name="P3"><text:tab/><text:span text:style-name="T8">- </text:span>нет null в полях, всё должно быть проинициализировано в конструкторе;</text:p>
      <text:p text:style-name="P3"><text:span text:style-name="T8"><text:tab/>- </text:span>потокобезопасность — много потоков могут пользовать объект без синхронизаций;</text:p>
      <text:p text:style-name="P3"><text:span text:style-name="T8"><text:tab/>- </text:span>маленькие и простые классы — трудно сделать immutable класс в 5000 строк.</text:p>
      <text:p text:style-name="P3"/>
      <text:p text:style-name="P4">Пишите тесты вместо документации.</text:p>
      <text:p text:style-name="P1">Плохой код вынуждает писать документацию к нему. Простые маленькие классы не нуждаются в документации. Хорошо написанные юнит тесты для класса и есть его документация.</text:p>
      <text:p text:style-name="P1"/>
      <text:p text:style-name="P4">Не используйте моки, используйте фейки.</text:p>
      <text:p text:style-name="P1">Моки это плохо потому, что они связаны с внутренним состоянием класса. Фейковые классы живут рядом с интерфейсами, реализуют их и используются, когда нужна имплемениация интерфейса для юнит тестов.</text:p>
      <text:p text:style-name="P1"/>
      <text:p text:style-name="P4"><text:soft-page-break/>Максимум 5 публичных методов в классе.</text:p>
      <text:p text:style-name="P1">Маленькие классы легче понимать, поддерживать и тестировать.</text:p>
      <text:p text:style-name="P1"/>
      <text:p text:style-name="P4">Не используйте статические методы.</text:p>
      <text:p text:style-name="P3">Статические методы из процедурного стиля программирования. Они удобны для компьютера, но плохи для ООП, классов, поддержки и тестирования. Императивный стиль — это про алгоритмы и исполнение. Декларативный — про объекты и поведение. Нужно стремиться к декоративному <text:span text:style-name="T8">(</text:span><text:span text:style-name="T9">д</text:span><text:span text:style-name="T8">екларатив</text:span><text:span text:style-name="T9">ному-?)</text:span> стилю.</text:p>
      <text:p text:style-name="P1"/>
      <text:p text:style-name="P4">Не используйте utility классы, хелперы.</text:p>
      <text:p text:style-name="P1">Это обычно не классы, а набор процедур. Это очень частый антипаттерн в ООП.</text:p>
      <text:p text:style-name="P1"/>
      <text:p text:style-name="P4">Не используйте синглтоны<text:span text:style-name="T10">.</text:span></text:p>
      <text:p text:style-name="P1">Немного лучше, чем utility класс. Но без него можно. Не используйте их. Объект не должен трогать ничего кроме своих инкапсулированных свойств. Все остальное объекту нужно передавать в конструкторе.</text:p>
      <text:p text:style-name="P1"/>
      <text:p text:style-name="P4">Функциональное программирование.</text:p>
      <text:p text:style-name="P1">Оно конечно хорошее, но ООП более выразительное и мощное потому, что имеет не только методы (функции), но и объекты.</text:p>
      <text:p text:style-name="P1"/>
      <text:p text:style-name="P4">Не принимайте NULL-аргументов.</text:p>
      <text:p text:style-name="P1">Это избавляет от проверки на null. Null - это из мира компьютеров, а не из мира объектов.</text:p>
      <text:p text:style-name="P1"/>
      <text:p text:style-name="P4">Be loyal and immutable, or constant<text:span text:style-name="T10">.</text:span></text:p>
      <text:p text:style-name="P1">Коротко не скажешь, нужно читать.</text:p>
      <text:p text:style-name="P1"/>
      <text:p text:style-name="P4">Не используйте геттеры и сеттеры.</text:p>
      <text:p text:style-name="P1">Объекты в ООП не просто структуры данных. Структура данных прозрачная, а объект — черный ящик. Структурв данных пассивная, объект — активный. Геттеры и сеттеры нарушают целостность объекта, он становится не иммутабельным.</text:p>
      <text:p text:style-name="P1"/>
      <text:p text:style-name="P4">Используйте new только во вторичных конструторах.</text:p>
      <text:p text:style-name="P1">Для создания объектов по-умолчанию.</text:p>
      <text:p text:style-name="P1"/>
      <text:p text:style-name="P4">Избегайте проверки и приведения типов.</text:p>
      <text:p text:style-name="P1">Reflection — это хороший инструмент для плохих программистов.</text:p>
      <text:p text:style-name="P1"/>
      <text:p text:style-name="P4">Никогда не возвращайте NULL.</text:p>
      <text:p text:style-name="P1">Лучше выбрасывайте исключение. Fail fast — чем раньше вы упадёте, тем быстрее вы найдёте ошибку. Вариант: возравращать объект специального класса: class NullUser implements User.</text:p>
      <text:p text:style-name="P1"/>
      <text:p text:style-name="P4">Не ловите исключения, которые вы не должны ловить.</text:p>
      <text:p text:style-name="P1">Пусть они улетают выше, fail fast.</text:p>
      <text:p text:style-name="P1"/>
      <text:p text:style-name="P4">Используйте вложенные исключения.</text:p>
      <text:p text:style-name="P1">Словили исключение, выбрасывайте новое с хорошим описанием ситуации и вложенным словленным исключением.</text:p>
      <text:p text:style-name="P1"/>
      <text:p text:style-name="P4">Одного типа исключений достаточно.</text:p>
      <text:p text:style-name="P1">Использование вложенных исключений приводит к тому, что одного типа исключений обычно достаточно.</text:p>
      <text:p text:style-name="P1"/>
      <text:p text:style-name="P4"><text:soft-page-break/>Используйте RAII.</text:p>
      <text:p text:style-name="P1">Получение некоторого ресурса неразрывно совмещается с инициализацией, а освобождение — с уничтожением объекта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2:16:27.488000000</meta:creation-date>
    <dc:date>2017-02-07T12:27:29.356000000</dc:date>
    <meta:editing-duration>PT10M58S</meta:editing-duration>
    <meta:editing-cycles>6</meta:editing-cycles>
    <meta:generator>LibreOffice/5.2.3.3$Windows_x86 LibreOffice_project/d54a8868f08a7b39642414cf2c8ef2f228f780cf</meta:generator>
    <meta:document-statistic meta:table-count="0" meta:image-count="0" meta:object-count="0" meta:page-count="3" meta:paragraph-count="60" meta:word-count="605" meta:character-count="4494" meta:non-whitespace-character-count="3931"/>
  </office:meta>
</office:document-meta>
</file>